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07in" fo:margin-left="-0.075in" table:align="left" style:writing-mode="lr-tb"/>
    </style:style>
    <style:style style:name="Table3.A" style:family="table-column">
      <style:table-column-properties style:column-width="3.325in"/>
    </style:style>
    <style:style style:name="Table3.B" style:family="table-column">
      <style:table-column-properties style:column-width="3.325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507in" fo:margin-left="-0.075in" table:align="left" style:writing-mode="lr-tb"/>
    </style:style>
    <style:style style:name="Table4.A" style:family="table-column">
      <style:table-column-properties style:column-width="3.325in"/>
    </style:style>
    <style:style style:name="Table4.B" style:family="table-column">
      <style:table-column-properties style:column-width="3.32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</style:style>
    <style:style style:name="P3" style:family="paragraph" style:parent-style-name="Brödtext" style:list-style-name="WWNum1"/>
    <style:style style:name="P4" style:family="paragraph" style:parent-style-name="Brödtext">
      <style:text-properties fo:background-color="#ffff00"/>
    </style:style>
    <style:style style:name="P5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background-color="#ffff00" fo:hyphenate="false" fo:hyphenation-remain-char-count="2" fo:hyphenation-push-char-count="2"/>
    </style:style>
    <style:style style:name="T1" style:family="text">
      <style:text-properties style:font-name-asian="Nimbus Sans 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: Explode Bomb</text:span></text:p>
      <text:p text:style-name="Brödtext">Short description: A bomb explodes, spreads fire around itself and after a while puts out the fire.</text:p>
      <text:p text:style-name="Brödtext">Priority: High</text:p>
      <text:p text:style-name="Brödtext">Extends or Includes: UC Standing on Fire, UC WalkingOnFire and UC FireSpreading. <text:line-break/>UC Explode Bomb comes cronologically right after UC PutOutBomb</text:p>
      <text:p text:style-name="Brödtext">Participating actors</text:p>
      <text:list xml:id="list3511493514666736373" text:style-name="WWNum1">
        <text:list-item>
          <text:p text:style-name="P3">Player 1</text:p>
        </text:list-item>
        <text:list-item>
          <text:p text:style-name="P3">A bomb previously put out by 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explodes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Fire is put out accordingly to Player 1's firepower and UC FireSpreading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timer counts down 1 second (according to the constant “FIRE_COUNTDOWN”) and when reached zero puts out the fire.</text:p>
          </table:table-cell>
        </table:table-row>
      </table:table>
      <text:p text:style-name="P4"/>
      <text:p text:style-name="Brödtext">Alternate flow Player killed by Fire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Actor</text:p>
          </table:table-cell>
          <table:table-cell table:style-name="Table3.A1" office:value-type="string">
            <text:p text:style-name="P1">System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A bomb explodes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Fire is spreading according to UC FireSpreading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Fire spreads to a tile where a player is standing and the player dies (See UC StandingOnFire).</text:p>
          </table:table-cell>
        </table:table-row>
      </table:table>
      <text:p text:style-name="Brödtext"/>
      <text:p text:style-name="Brödtext">Alternate flow Player killed when walking on Fire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Actor</text:p>
          </table:table-cell>
          <table:table-cell table:style-name="Table4.A1" office:value-type="string">
            <text:p text:style-name="P1">System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A bomb explodes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Fire is spreading according to UC FireSpreading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A player walks to a tile on which the fire has spread to and the player dies (See UC WalkingOnFire).</text:p>
          </table:table-cell>
        </table:table-row>
      </table:table>
      <text:p text:style-name="Brödtext"/>
      <text:p text:style-name="Brödtext"/>
      <text:p text:style-name="Brödtext"><text:soft-page-break/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1T14:51:38.41</dc:date>
    <meta:editing-cycles>86</meta:editing-cycles>
    <meta:editing-duration>PT49M8S</meta:editing-duration>
    <meta:generator>OpenOffice.org/3.4$Win32 OpenOffice.org_project/340m1$Build-9590</meta:generator>
    <meta:document-statistic meta:table-count="3" meta:image-count="0" meta:object-count="0" meta:page-count="2" meta:paragraph-count="27" meta:word-count="177" meta:character-count="1036"/>
    <meta:template xlink:type="simple" xlink:actuate="onRequest" xlink:title="Normal.dotm" xlink:href=""/>
  </office:meta>
</office:document-meta>
</file>